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deb2c" officeooo:paragraph-rsid="000deb2c"/>
    </style:style>
    <style:style style:name="P2" style:family="paragraph" style:parent-style-name="Standard">
      <style:paragraph-properties fo:text-align="center" style:justify-single-word="false"/>
      <style:text-properties officeooo:paragraph-rsid="000deb2c"/>
    </style:style>
    <style:style style:name="P3" style:family="paragraph" style:parent-style-name="Standard">
      <style:paragraph-properties fo:text-align="justify" style:justify-single-word="false"/>
      <style:text-properties officeooo:rsid="000f0c5e" officeooo:paragraph-rsid="000f0c5e"/>
    </style:style>
    <style:style style:name="P4" style:family="paragraph" style:parent-style-name="Standard">
      <style:paragraph-properties fo:text-align="justify" style:justify-single-word="false"/>
      <style:text-properties fo:font-size="13pt" fo:font-weight="bold" officeooo:rsid="000f0c5e" officeooo:paragraph-rsid="000f0c5e"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size="13pt" officeooo:paragraph-rsid="000deb2c" style:font-size-asian="13pt" style:font-size-complex="13pt"/>
    </style:style>
    <style:style style:name="P6" style:family="paragraph" style:parent-style-name="Standard">
      <style:paragraph-properties fo:text-align="justify" style:justify-single-word="false"/>
      <style:text-properties fo:font-size="13pt" fo:font-weight="normal" officeooo:rsid="007b4a54" officeooo:paragraph-rsid="007b4a54"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7d2124" officeooo:paragraph-rsid="007d2124"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806e2a" officeooo:paragraph-rsid="00806e2a"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80b06f" officeooo:paragraph-rsid="0080b06f"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8533cd" officeooo:paragraph-rsid="008533cd"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89a125" officeooo:paragraph-rsid="0089a125"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8db675" officeooo:paragraph-rsid="008db675"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9023fa" officeooo:paragraph-rsid="009023fa"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930de1" officeooo:paragraph-rsid="00930de1"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94dc08" officeooo:paragraph-rsid="0094dc08"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95f6a1" officeooo:paragraph-rsid="0095f6a1"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officeooo:rsid="001282a1" officeooo:paragraph-rsid="001282a1"/>
    </style:style>
    <style:style style:name="P18" style:family="paragraph" style:parent-style-name="Standard">
      <style:paragraph-properties fo:text-align="justify" style:justify-single-word="false"/>
      <style:text-properties officeooo:rsid="00166a7d" officeooo:paragraph-rsid="00166a7d"/>
    </style:style>
    <style:style style:name="P19" style:family="paragraph" style:parent-style-name="Standard">
      <style:paragraph-properties fo:text-align="justify" style:justify-single-word="false"/>
      <style:text-properties officeooo:rsid="00281155" officeooo:paragraph-rsid="00281155"/>
    </style:style>
    <style:style style:name="P20" style:family="paragraph" style:parent-style-name="Standard">
      <style:paragraph-properties fo:text-align="justify" style:justify-single-word="false"/>
      <style:text-properties officeooo:rsid="002a655a" officeooo:paragraph-rsid="006ba633"/>
    </style:style>
    <style:style style:name="P21" style:family="paragraph" style:parent-style-name="Standard">
      <style:paragraph-properties fo:text-align="justify" style:justify-single-word="false"/>
      <style:text-properties officeooo:rsid="0060d052" officeooo:paragraph-rsid="0060d052"/>
    </style:style>
    <style:style style:name="P22" style:family="paragraph" style:parent-style-name="Standard">
      <style:paragraph-properties fo:text-align="justify" style:justify-single-word="false"/>
      <style:text-properties officeooo:paragraph-rsid="000deb2c"/>
    </style:style>
    <style:style style:name="P23" style:family="paragraph" style:parent-style-name="Standard">
      <style:paragraph-properties fo:text-align="justify" style:justify-single-word="false"/>
      <style:text-properties officeooo:rsid="00704c54" officeooo:paragraph-rsid="00704c54"/>
    </style:style>
    <style:style style:name="P24" style:family="paragraph" style:parent-style-name="Standard">
      <style:paragraph-properties fo:text-align="justify" style:justify-single-word="false"/>
      <style:text-properties officeooo:rsid="002c18da" officeooo:paragraph-rsid="00750a83"/>
    </style:style>
    <style:style style:name="P25" style:family="paragraph" style:parent-style-name="Standard">
      <style:paragraph-properties fo:text-align="justify" style:justify-single-word="false"/>
      <style:text-properties officeooo:rsid="0078a695" officeooo:paragraph-rsid="0078a695"/>
    </style:style>
    <style:style style:name="P26" style:family="paragraph" style:parent-style-name="Standard" style:list-style-name="L1">
      <style:paragraph-properties fo:text-align="justify" style:justify-single-word="false"/>
      <style:text-properties officeooo:rsid="002c18da" officeooo:paragraph-rsid="00750a83"/>
    </style:style>
    <style:style style:name="P27" style:family="paragraph" style:parent-style-name="Standard" style:list-style-name="L2">
      <style:paragraph-properties fo:text-align="justify" style:justify-single-word="false"/>
      <style:text-properties officeooo:rsid="004bc494" officeooo:paragraph-rsid="004bc494"/>
    </style:style>
    <style:style style:name="P28" style:family="paragraph" style:parent-style-name="Standard" style:list-style-name="L2">
      <style:paragraph-properties fo:text-align="justify" style:justify-single-word="false"/>
      <style:text-properties officeooo:rsid="004e2bc3" officeooo:paragraph-rsid="004e2bc3"/>
    </style:style>
    <style:style style:name="P29" style:family="paragraph" style:parent-style-name="Standard" style:list-style-name="L2">
      <style:paragraph-properties fo:text-align="justify" style:justify-single-word="false"/>
      <style:text-properties officeooo:rsid="0050c04a" officeooo:paragraph-rsid="0050c04a"/>
    </style:style>
    <style:style style:name="P30" style:family="paragraph" style:parent-style-name="Standard" style:list-style-name="L2">
      <style:paragraph-properties fo:text-align="justify" style:justify-single-word="false"/>
      <style:text-properties officeooo:rsid="0053ef50" officeooo:paragraph-rsid="0053ef50"/>
    </style:style>
    <style:style style:name="P31" style:family="paragraph" style:parent-style-name="Standard" style:list-style-name="L2">
      <style:paragraph-properties fo:text-align="justify" style:justify-single-word="false"/>
      <style:text-properties officeooo:rsid="0055ef1e" officeooo:paragraph-rsid="0055ef1e"/>
    </style:style>
    <style:style style:name="P32" style:family="paragraph" style:parent-style-name="Standard" style:list-style-name="L2">
      <style:paragraph-properties fo:text-align="justify" style:justify-single-word="false"/>
      <style:text-properties officeooo:rsid="005e8481" officeooo:paragraph-rsid="005e8481"/>
    </style:style>
    <style:style style:name="P33" style:family="paragraph" style:parent-style-name="Standard">
      <style:paragraph-properties fo:text-align="justify" style:justify-single-word="false"/>
      <style:text-properties fo:font-size="13pt" fo:font-weight="normal" officeooo:rsid="00992890" officeooo:paragraph-rsid="0095f6a1"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9dd195" officeooo:paragraph-rsid="009dd195"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a0baa1" officeooo:paragraph-rsid="00a0baa1"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bold" officeooo:rsid="009dd195" officeooo:paragraph-rsid="009dd195" style:font-size-asian="13pt" style:font-weight-asian="bold" style:font-size-complex="13pt" style:font-weight-complex="bold"/>
    </style:style>
    <style:style style:name="T1" style:family="text">
      <style:text-properties officeooo:rsid="000deb2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deb2c" style:font-size-asian="14pt" style:font-weight-asian="bold" style:font-size-complex="14pt" style:font-weight-complex="bold"/>
    </style:style>
    <style:style style:name="T4" style:family="text">
      <style:text-properties officeooo:rsid="0016f604"/>
    </style:style>
    <style:style style:name="T5" style:family="text">
      <style:text-properties officeooo:rsid="002c18da"/>
    </style:style>
    <style:style style:name="T6" style:family="text">
      <style:text-properties officeooo:rsid="0030484d"/>
    </style:style>
    <style:style style:name="T7" style:family="text">
      <style:text-properties officeooo:rsid="004ca746"/>
    </style:style>
    <style:style style:name="T8" style:family="text">
      <style:text-properties officeooo:rsid="004fba3e"/>
    </style:style>
    <style:style style:name="T9" style:family="text">
      <style:text-properties officeooo:rsid="005242a6"/>
    </style:style>
    <style:style style:name="T10" style:family="text">
      <style:text-properties officeooo:rsid="0055775c"/>
    </style:style>
    <style:style style:name="T11" style:family="text">
      <style:text-properties officeooo:rsid="0057f086"/>
    </style:style>
    <style:style style:name="T12" style:family="text">
      <style:text-properties officeooo:rsid="0062bf04"/>
    </style:style>
    <style:style style:name="T13" style:family="text">
      <style:text-properties officeooo:rsid="00633dea"/>
    </style:style>
    <style:style style:name="T14" style:family="text">
      <style:text-properties officeooo:rsid="007239aa"/>
    </style:style>
    <style:style style:name="T15" style:family="text">
      <style:text-properties officeooo:rsid="00742ca8"/>
    </style:style>
    <style:style style:name="T16" style:family="text">
      <style:text-properties officeooo:rsid="0078ed7c"/>
    </style:style>
    <style:style style:name="T17" style:family="text">
      <style:text-properties officeooo:rsid="007bc37f"/>
    </style:style>
    <style:style style:name="T18" style:family="text">
      <style:text-properties officeooo:rsid="007d2124"/>
    </style:style>
    <style:style style:name="T19" style:family="text">
      <style:text-properties officeooo:rsid="007d7681"/>
    </style:style>
    <style:style style:name="T20" style:family="text">
      <style:text-properties officeooo:rsid="00814766"/>
    </style:style>
    <style:style style:name="T21" style:family="text">
      <style:text-properties officeooo:rsid="0050c04a"/>
    </style:style>
    <style:style style:name="T22" style:family="text">
      <style:text-properties officeooo:rsid="008caafa"/>
    </style:style>
    <style:style style:name="T23" style:family="text">
      <style:text-properties officeooo:rsid="008dea51"/>
    </style:style>
    <style:style style:name="T24" style:family="text">
      <style:text-properties officeooo:rsid="00904db0"/>
    </style:style>
    <style:style style:name="T25" style:family="text">
      <style:text-properties officeooo:rsid="0093107f"/>
    </style:style>
    <style:style style:name="T26" style:family="text">
      <style:text-properties officeooo:rsid="00967c5d"/>
    </style:style>
    <style:style style:name="T27" style:family="text">
      <style:text-properties officeooo:rsid="009a79e0"/>
    </style:style>
    <style:style style:name="T28" style:family="text">
      <style:text-properties officeooo:rsid="009b7483"/>
    </style:style>
    <style:style style:name="T29" style:family="text">
      <style:text-properties officeooo:rsid="00a0da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ias Novel<text:tab/><text:tab/><text:tab/><text:tab/><text:tab/><text:tab/><text:tab/><text:tab/><text:tab/><text:tab/> <text:s text:c="2"/>Groupe 2</text:p>
      <text:p text:style-name="P1"/>
      <text:p text:style-name="P1"/>
      <text:p text:style-name="P2"><text:span text:style-name="T1"><text:tab/></text:span><text:span text:style-name="T3">I</text:span><text:span text:style-name="T2">mplémentation d’un pseudo serveur FTP</text:span></text:p>
      <text:p text:style-name="P22"/>
      <text:p text:style-name="P22"/>
      <text:p text:style-name="P22">L’objectif du TP est de construire un serveur de fichiers inspiré par le protocole FTP</text:p>
      <text:p text:style-name="P5"/>
      <text:p text:style-name="P4">Travail Réalisé</text:p>
      <text:p text:style-name="P3"/>
      <text:p text:style-name="P17">La découpe du fichier est réalisée grace à une constante représentant la taille du buffer. Cette taille est une constante commune au client et au serveur. Elle est situé dans le fichier ConstanteFTP.c qui repertorie tous ce qui est commun au deux parties.</text:p>
      <text:p text:style-name="P17"/>
      <text:p text:style-name="P18">La gestion des pannes est réalisée de manière très simple, <text:span text:style-name="T4">si le fichier demandé au serveur via get &lt;fichier&gt; est prsésent dans le répertoire courant du client, alors on ne transfert que la différence entre le fichier présent sur le client et le serveur. Cette simplicité présente notamment un problème : Si le fichier du serveur a été modifié entre la panne et la redemande du fichier par le client, alors le client disposera alors d’un fichier composé de deux parties chronologiquement différentes. De plus, si la taille du fichier modifié sur le serveur est inférieur ou égal à la taille du fichier déjà téléchargé par le client, alors le transfert s’arrêtera.</text:span></text:p>
      <text:p text:style-name="P18"/>
      <text:p text:style-name="P19">L’équilibrage de charge n’a pas été implant<text:span text:style-name="T15">é</text:span></text:p>
      <text:p text:style-name="P19"/>
      <text:p text:style-name="P20">Le client peut faire plusieurs demande<text:span text:style-name="T6">s</text:span> de fichier par connexion (<text:span text:style-name="T5">ainsi que n’importe quelle autre commande implantée) <text:s/>sans couper la connexion au serveur. Les deux parties bouclent jusqu’a que la commande bye soit engagée.</text:span></text:p>
      <text:p text:style-name="P20"/>
      <text:p text:style-name="P24">Concernant l’implémentation de toutes les commandes, aucune utilisation à execvp n’a été réalisé.</text:p>
      <text:list xml:id="list5485776008570090188" text:style-name="L1">
        <text:list-item>
          <text:p text:style-name="P26">La commande ls envoie au client : les permissions du fichier/dossier, le type (fichier/repertoire) et le nom de l’élément.</text:p>
        </text:list-item>
      </text:list>
      <text:list xml:id="list190537993508347552" text:style-name="L2">
        <text:list-item>
          <text:p text:style-name="P27">La commande <text:span text:style-name="T7">pwd affiche le chemin courant du serveur FTP</text:span></text:p>
        </text:list-item>
        <text:list-item>
          <text:p text:style-name="P28">La commande cd change le dossier courant sur le serveur <text:span text:style-name="T8">FTP</text:span></text:p>
        </text:list-item>
        <text:list-item>
          <text:p text:style-name="P29">La commande <text:bookmark-start text:name="__DdeLink__113_305391568"/>mkdir<text:bookmark-end text:name="__DdeLink__113_305391568"/> permet de créer un dossier sur le serveur <text:span text:style-name="T9">FTP</text:span></text:p>
        </text:list-item>
        <text:list-item>
          <text:p text:style-name="P30">La commande rm permet de supprimer un fichier sur le serveur F<text:span text:style-name="T10">TP</text:span></text:p>
        </text:list-item>
        <text:list-item>
          <text:p text:style-name="P31">La commande rm -r <text:span text:style-name="T11">permet de supprimer un dossier sur le serveur FTP, sauf qu’au lieu de supprimer les élements, cette commande affiche tous les éléments qui auraient du être supprimé ainsi que leur ordre. Cela évite de s’exposer à un bug de la fonction qui pourrait etre dramatique</text:span></text:p>
        </text:list-item>
        <text:list-item>
          <text:p text:style-name="P32">La commande put permet de téléverser un fichier sir me serveur FTP, elle utilise le meme protocole que pour le get excepter la gestion de panne.</text:p>
        </text:list-item>
      </text:list>
      <text:p text:style-name="P3"/>
      <text:p text:style-name="P21">Il est possible de s’authe<text:span text:style-name="T13">n</text:span>tifier <text:span text:style-name="T12">afin d’accéder au serveur, pour l’instant seulement avec l’ identifiant user:admin.</text:span></text:p>
      <text:p text:style-name="P21"/>
      <text:p text:style-name="P23">Des messages d’erreur<text:span text:style-name="T14">s</text:span> apparaissent en cas de problème de traitement de la requête.</text:p>
      <text:p text:style-name="P3"/>
      <text:p text:style-name="P25">Dans le cas d’un <text:span text:style-name="T16">SIGINT sur le serveur, les fils sont kill. Concernant le client, il envoi la commande bye au serveur avant de se fermer</text:span></text:p>
      <text:p text:style-name="P3"/>
      <text:p text:style-name="P3"/>
      <text:p text:style-name="P3"><text:soft-page-break/></text:p>
      <text:p text:style-name="P4">Test<text:span text:style-name="T27">s</text:span> Réalisé<text:span text:style-name="T27">s</text:span></text:p>
      <text:p text:style-name="P4"/>
      <text:p text:style-name="P6"><text:span text:style-name="T18">C</text:span>ommande get : Vérification de la même taille et du même contenu <text:span text:style-name="T17">que le fichier du serveur</text:span></text:p>
      <text:p text:style-name="P7">Commande ls : <text:span text:style-name="T19">Vérification que tous les éléments sont affichés</text:span></text:p>
      <text:p text:style-name="P8">Commande pwd : Vérification que le chemin est bien le bon</text:p>
      <text:p text:style-name="P9">Commande cd : <text:span text:style-name="T20">Vérification du bon changement de répertoire avec ls et pwd</text:span></text:p>
      <text:p text:style-name="P10">Commande <text:span text:style-name="T21">mkdir : Vérification de la bonne création du répertoire avec ls</text:span></text:p>
      <text:p text:style-name="P11">Commande <text:span text:style-name="T22">rm : Vérification de la bonne suppression avec ls</text:span></text:p>
      <text:p text:style-name="P12">Commande rm -r : Vérification de l’ordre de suppression <text:span text:style-name="T23">avec un affichage</text:span></text:p>
      <text:p text:style-name="P13">Commande put : <text:span text:style-name="T24">même vérification que pour get</text:span></text:p>
      <text:p text:style-name="P13"/>
      <text:p text:style-name="P14">l’authentification <text:span text:style-name="T25">échoue si le nom d’utilisateur ou le mot de passe n’est pas bon</text:span></text:p>
      <text:p text:style-name="P14"/>
      <text:p text:style-name="P15">Si le serveur reçoit un SIGINT alors, avec l’utilisation de la commande ps on remarque que les <text:span text:style-name="T28">processus fils</text:span> ont été arrêté.</text:p>
      <text:p text:style-name="P15"/>
      <text:p text:style-name="P16">Pour la panne, <text:span text:style-name="T26">le début du fichier que l’on veut télécharger est copié dans le fichier de destination du client, puis on lance la commande. Seule la partie manquante est téléchargée.</text:span></text:p>
      <text:p text:style-name="P33"/>
      <text:p text:style-name="P33"/>
      <text:p text:style-name="P36">Utilisation</text:p>
      <text:p text:style-name="P36"/>
      <text:p text:style-name="P35">Pour utiliser le serveur <text:span text:style-name="T29">et son client, il suffit de compiler les exécutables avec le makefile, et d’utiliser pour le serveur l’identifiant user:admin</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5:08:58.653831804</meta:creation-date>
    <meta:generator>LibreOffice/5.1.6.2$Linux_X86_64 LibreOffice_project/10m0$Build-2</meta:generator>
    <meta:editing-duration>PT6H17M13S</meta:editing-duration>
    <meta:editing-cycles>47</meta:editing-cycles>
    <dc:date>2017-04-09T21:49:36.002804939</dc:date>
    <meta:document-statistic meta:table-count="0" meta:image-count="0" meta:object-count="0" meta:page-count="2" meta:paragraph-count="33" meta:word-count="622" meta:character-count="3683" meta:non-whitespace-character-count="3087"/>
  </office:meta>
</office:document-meta>
</file>